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co1" style:family="table-column">
      <style:table-column-properties style:column-width="2.258cm" style:use-optimal-column-width="false"/>
    </style:style>
    <style:style style:name="co2" style:family="table-column">
      <style:table-column-properties style:column-width="2.257cm" style:use-optimal-column-width="false"/>
    </style:style>
    <style:style style:name="ro1" style:family="table-row">
      <style:table-row-properties style:row-height="0.972cm" style:use-optimal-row-height="false"/>
    </style:style>
    <style:style style:name="ro2" style:family="table-row">
      <style:table-row-properties style:row-height="0.965cm" style:use-optimal-row-height="false"/>
    </style:style>
    <style:style style:name="P1" style:family="paragraph">
      <style:paragraph-properties fo:text-align="center" style:text-autospace="none"/>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5.803cm" svg:height="0.971cm" svg:x="3.118cm" svg:y="3.115cm">
          <table:table table:template-name="default" table:use-first-row-styles="true" table:use-banding-rows-styles="true">
            <table:table-column table:style-name="co1"/>
            <table:table-column table:style-name="co1"/>
            <table:table-column table:style-name="co2"/>
            <table:table-column table:style-name="co1"/>
            <table:table-column table:style-name="co1"/>
            <table:table-column table:style-name="co1"/>
            <table:table-column table:style-name="co2"/>
            <table:table-row table:style-name="ro1" table:default-cell-style-name="gray3">
              <table:table-cell>
                <text:p text:style-name="P1">8</text:p>
              </table:table-cell>
              <table:table-cell>
                <text:p text:style-name="P1">9</text:p>
              </table:table-cell>
              <table:table-cell>
                <text:p text:style-name="P1">+</text:p>
              </table:table-cell>
              <table:table-cell>
                <text:p text:style-name="P1">1</text:p>
              </table:table-cell>
              <table:table-cell>
                <text:p text:style-name="P1">7</text:p>
              </table:table-cell>
              <table:table-cell>
                <text:p text:style-name="P1">-</text:p>
              </table:table-cell>
              <table:table-cell>
                <text:p text:style-name="P1">*</text:p>
              </table:table-cell>
            </table:table-row>
          </table:table>
          <draw:image xlink:href="Pictures/TablePreview1.svm" xlink:type="simple" xlink:show="embed" xlink:actuate="onLoad"/>
        </draw:frame>
        <draw:path draw:style-name="gr1" draw:text-style-name="P2" draw:layer="layout" svg:width="7.913cm" svg:height="4.781cm" draw:transform="rotate (2.89829375586178) translate (9.12816384069921cm 6.84596821298916cm)" svg:viewBox="0 0 7914 4782" svg:d="M6258 3429c467-70 992-129 1326-511 367-418 415-1024 209-1506-167-391-528-650-846-917-357-301-826-437-1283-481-486-47-977 35-1463 108-537 81-1059 223-1583 357-432 111-958 144-1241 563-282 416-733 634-1054 1025-322 391-249 801-311 1240-62 440 108 977 554 1207 432 223 932 269 1412 268 536 0 1060-115 1575-245 444-112 887-235 1334-332 383-82 742-238 1114-349l659-418 300-256">
          <text:p/>
        </draw:path>
        <draw:path draw:style-name="gr1" draw:text-style-name="P2" draw:layer="layout" svg:width="7.169cm" svg:height="6.179cm" draw:transform="rotate (-3.14159265358979) translate (17.0112785395498cm 7.65827938560135cm)" svg:viewBox="0 0 7170 6180" svg:d="M4699 6177c527 19 1074-81 1482-388 443-333 811-842 917-1411 97-521 134-1077-141-1588-277-515-676-929-1129-1270-578-435-1236-756-1905-1023-598-239-1206-497-1870-494-410 3-825 39-1235 0-476-45-877 382-811 882 80 594 279 1104 423 1658 105 402 421 737 424 1164 4 449 142 873 317 1270 185 417 689 523 1094 671 546 200 1101 221 1658 317 429 75 869 94 1305 71h177">
          <text:p/>
        </draw:path>
        <draw:path draw:style-name="gr1" draw:text-style-name="P2" draw:layer="layout" svg:width="18.248cm" svg:height="12.987cm" draw:transform="skewX (3.14340447672577E-017) rotate (0.243298897728009) translate (0.129333159630466cm 1.13169528109169cm)" svg:viewBox="0 0 18249 12988" svg:d="M5446 10472c812 56 1538 496 2277 783 1400 545 2845 928 4298 1285 593 147 1177 363 1788 407 594 44 1257 114 1823-164 832-410 1357-1204 1802-1989 414-733 597-1555 765-2354 137-648-40-1322-165-1968-146-747-175-1617-688-2206-701-805-1889-794-2860-1074-1245-359-2503-654-3758-969-982-246-1943-569-2911-868-685-211-1392-345-2088-518-685-170-1369-348-2054-510-539-127-1100-156-1635-296-572-150-1099 277-1367 678-296 441-476 953-588 1489-139 657-108 1332 96 1951 193 583 240 1199 509 1762 244 510 444 1059 832 1479 386 417 778 826 1234 1179 518 400 1039 805 1611 1126 361 203 673 477 1027 692l617 298 403 136 34 9">
          <text:p/>
        </draw:path>
        <draw:frame draw:style-name="standard" draw:layer="layout" svg:width="13.546cm" svg:height="0.971cm" svg:x="3.605cm" svg:y="17.602cm">
          <table:table table:template-name="default" table:use-first-row-styles="true" table:use-banding-rows-styles="true">
            <table:table-column table:style-name="co1"/>
            <table:table-column table:style-name="co1"/>
            <table:table-column table:style-name="co2"/>
            <table:table-column table:style-name="co1"/>
            <table:table-column table:style-name="co1"/>
            <table:table-column table:style-name="co1"/>
            <table:table-row table:style-name="ro2" table:default-cell-style-name="gray3">
              <table:table-cell>
                <text:p text:style-name="P1">A</text:p>
              </table:table-cell>
              <table:table-cell>
                <text:p text:style-name="P1">B</text:p>
              </table:table-cell>
              <table:table-cell>
                <text:p text:style-name="P1">C</text:p>
              </table:table-cell>
              <table:table-cell>
                <text:p text:style-name="P1">+</text:p>
              </table:table-cell>
              <table:table-cell>
                <text:p text:style-name="P1">D</text:p>
              </table:table-cell>
              <table:table-cell>
                <text:p text:style-name="P1">*</text:p>
              </table:table-cell>
            </table:table-row>
          </table:table>
          <draw:image xlink:href="Pictures/TablePreview2.svm" xlink:type="simple" xlink:show="embed" xlink:actuate="onLoad"/>
        </draw:frame>
        <draw:path draw:style-name="gr1" draw:text-style-name="P2" draw:layer="layout" svg:width="5.876cm" svg:height="4.832cm" draw:transform="rotate (-3.14159265358979) translate (12.2881973336204cm 20.2557390768356cm)" svg:viewBox="0 0 5877 4833" svg:d="M4139 4134c474 43 1072-45 1305-493 211-406 487-777 423-1306-55-455-129-904-352-1305-281-506-857-640-1341-811-416-147-864-195-1305-212-504-20-1012 11-1517 0-390-9-1009-32-1094 494-82 507-311 976-247 1517 65 546 215 1074 459 1552 263 514 671 1093 1270 1164 532 63 1126 205 1623-35 445-215 940-283 1305-635l247-141">
          <text:p/>
        </draw:path>
        <draw:path draw:style-name="gr1" draw:text-style-name="P2" draw:layer="layout" svg:width="9.235cm" svg:height="12.294cm" draw:transform="skewX (-6.561326738819E-017) rotate (-2.46615023306799) translate (15.7381317855479cm 20.6188932940619cm)" svg:viewBox="0 0 9236 12295" svg:d="M6546 11866c822-128 1510-611 2194-1046 370-235 496-738 496-1184 0-628-215-1226-401-1812-309-977-772-1900-1309-2767-533-860-1340-1508-2119-2150-663-547-1322-1096-1989-1638-463-378-954-728-1404-1125-472-418-1013 178-1328 472-387 364-605 872-678 1356-86 571 544 821 539 1471-6 732 159 1443 142 2193-16 659-329 1208-172 1851 124 511 471 921 797 1317 365 445 851 745 1278 1114 481 415 1008 775 1487 1191 413 359 932 569 1333 932 333 303 1016 408 1167-104l242-302 188-121">
          <text:p/>
        </draw:path>
        <draw:path draw:style-name="gr1" draw:text-style-name="P2" draw:layer="layout" svg:width="12.929cm" svg:height="8.269cm" draw:transform="rotate (-3.14159265358979) translate (18.660429863598cm 22.9828467855301cm)" svg:viewBox="0 0 12930 8270" svg:d="M5167 8166c662 0 1324 9 1984 0 575-9 1152 45 1720-88 509-119 1026-7 1543-132 545-133 1086-305 1544-618 452-309 764-820 881-1367 93-434 164-910-44-1323-221-439-425-890-661-1323-259-475-583-913-882-1367-324-493-824-798-1279-1146-434-333-914-698-1499-706-485-6-967-102-1455-88-499 14-999 0-1500 0-513 0-1029 0-1543 0-484 0-971-18-1455 0-640 23-1173 488-1544 970-397 516-629 1139-793 1764-135 519-153 1057-177 1588-24 529 4 1069 177 1587 172 513 461 1000 926 1279 448 268 834 634 1323 838 481 201 997 182 1499 220 469 35 941 1 1411 0h441 441l220-132">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4T13:56:42.630869430</meta:creation-date>
    <dc:date>2023-04-14T14:26:40.164024371</dc:date>
    <meta:editing-duration>PT9M46S</meta:editing-duration>
    <meta:editing-cycles>1</meta:editing-cycles>
    <meta:document-statistic meta:object-count="8"/>
    <meta:generator>LibreOffice/7.3.7.2$Linux_X86_64 LibreOffice_project/30$Build-2</meta:generator>
  </office:meta>
</office:document-meta>
</file>